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</style:style>
    <style:style style:name="gr2" style:family="graphic">
      <style:graphic-properties style:protect="size"/>
    </style:style>
    <style:style style:name="pr1" style:family="presentation" style:parent-style-name="Default_20_1-subtitle">
      <style:graphic-properties draw:fill-color="#ffffff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957cm"/>
    </style:style>
    <style:style style:name="pr4" style:family="presentation" style:parent-style-name="Default-outline1">
      <style:graphic-properties fo:min-height="15.21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1.957cm"/>
    </style:style>
    <style:style style:name="pr7" style:family="presentation" style:parent-style-name="Default-outline1">
      <style:graphic-properties fo:min-height="15.766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20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OpenParEM2D</text:span></text:p>
            <text:p><text:span text:style-name="T2">Volunteering</text:span></text:p>
          </draw:text-box>
        </draw:frame>
        <draw:frame draw:style-name="gr1" draw:text-style-name="P1" draw:layer="layout" svg:width="1.395cm" svg:height="0.725cm" svg:x="26.038cm" svg:y="20.321cm">
          <draw:text-box>
            <text:p><text:span text:style-name="T3">v.1.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Overview</text:p>
          </draw:text-box>
        </draw:frame>
        <draw:frame presentation:style-name="pr4" draw:layer="layout" svg:width="25.199cm" svg:height="15.217cm" svg:x="1.4cm" svg:y="3.556cm" presentation:class="outline">
          <draw:text-box>
            <text:list text:style-name="L2">
              <text:list-item>
                <text:p>There are many opportunities to help with the improvement and strengthening of OpenParEM2D.</text:p>
              </text:list-item>
              <text:list-item>
                <text:p>For the sake of organization, suggested areas of work are organized in level of difficulty, starting at Level 1.</text:p>
              </text:list-item>
              <text:list-item>
                <text:p>The suggested tasks are not intended to be comprehensive or to imply that other areas of work would not be beneficial or appreciated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957cm" svg:x="1.4cm" svg:y="0.837cm" presentation:class="title">
          <draw:text-box>
            <text:p>Level 1 Tasks</text:p>
          </draw:text-box>
        </draw:frame>
        <draw:frame presentation:style-name="pr7" draw:text-style-name="P3" draw:layer="layout" svg:width="25.199cm" svg:height="15.766cm" svg:x="1.4cm" svg:y="3.556cm" presentation:class="outline" presentation:user-transformed="true">
          <draw:text-box>
            <text:list text:style-name="L2">
              <text:list-item>
                <text:p><text:span text:style-name="T4">Improve the user documentation.</text:span></text:p>
              </text:list-item>
              <text:list-item>
                <text:p><text:span text:style-name="T4">Use OpenParEM2D, document bugs or areas for improvement, and file good bug reports.</text:span></text:p>
              </text:list-item>
              <text:list-item>
                <text:p><text:span text:style-name="T4">Develop test cases where analytical results are available to add to the regression suite.</text:span></text:p>
              </text:list-item>
              <text:list-item>
                <text:p><text:span text:style-name="T4">Find strong published results and develop matching test cases to add to the regression suite.</text:span></text:p>
              </text:list-item>
              <text:list-item>
                <text:p><text:span text:style-name="T4">Test on different computers and microprocessors to see if there are models that do not </text:span><text:span text:style-name="T4">saturate as quickly for improved parallel performance.</text:span></text:p>
              </text:list-item>
              <text:list-item>
                <text:p><text:span text:style-name="T4">Improve the algorithm for automatic mesh refinement in Mode::ZZrefineMesh in fem2D.cpp.</text:span></text:p>
              </text:list-item>
              <text:list-item>
                <text:p><text:span text:style-name="T4">Improve and/or add scripts for automation with FreeCAD and gmsh.</text:span></text:p>
              </text:list-item>
              <text:list-item>
                <text:p><text:span text:style-name="T4">Improve and/or take ownership of the project web page.</text:span></text:p>
              </text:list-item>
              <text:list-item>
                <text:p><text:span text:style-name="T4">Improve and/or take ownership of a project GitHub sit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957cm" svg:x="1.4cm" svg:y="0.837cm" presentation:class="title">
          <draw:text-box>
            <text:p>Level 2 Tasks</text:p>
          </draw:text-box>
        </draw:frame>
        <draw:frame presentation:style-name="pr4" draw:text-style-name="P4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><text:span text:style-name="T5">Write scripts to automate installation to greatly simplify the process of getting new </text:span><text:span text:style-name="T5">users up-and-running.</text:span></text:p>
                <text:list>
                  <text:list-item>
                    <text:p><text:span text:style-name="T4">GNU Autotools or Cmake, for example</text:span></text:p>
                  </text:list-item>
                  <text:list-item>
                    <text:p><text:span text:style-name="T4">DEB package</text:span></text:p>
                  </text:list-item>
                </text:list>
              </text:list-item>
              <text:list-item>
                <text:p><text:span text:style-name="T4">Port to Windows</text:span></text:p>
                <text:list>
                  <text:list-item>
                    <text:p><text:span text:style-name="T4">It would be best if Autotools or CMake was in place first.</text:span></text:p>
                  </text:list-item>
                </text:list>
              </text:list-item>
              <text:list-item>
                <text:p><text:span text:style-name="T5">Write a GUI to simplify operation.</text:span></text:p>
                <text:list>
                  <text:list-item>
                    <text:p><text:span text:style-name="T4">Many options: standalone GUI and integration into FreeCAD are two ideas</text:span></text:p>
                  </text:list-item>
                </text:list>
              </text:list-item>
              <text:list-item>
                <text:p><text:span text:style-name="T5">Expand the front-end tool “builder” to add more transmission line or waveguide types.</text:span></text:p>
              </text:list-item>
              <text:list-item>
                <text:p><text:span text:style-name="T5">Update the parsers to support units.</text:span></text:p>
                <text:list>
                  <text:list-item>
                    <text:p><text:span text:style-name="T5">For example, allow 10 GHz vs. requiring 10e9 as a frequency input.</text:span></text:p>
                  </text:list-item>
                  <text:list-item>
                    <text:p><text:span text:style-name="T5">Robust parsing takes a lot of work.</text:span></text:p>
                    <text:list>
                      <text:list-item>
                        <text:p><text:span text:style-name="T5">Continuing the frequency example, all of these inputs have to work: </text:span><text:span text:style-name="T5">10000000000, 10e9, 10e9 Hz, 10e9Hz, 10GHz, 10000 MHz, etc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957cm" svg:x="1.4cm" svg:y="0.837cm" presentation:class="title">
          <draw:text-box>
            <text:p>Level 3 Tasks</text:p>
          </draw:text-box>
        </draw:frame>
        <draw:frame presentation:style-name="pr4" draw:text-style-name="P5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><text:span text:style-name="T6">Write a custom integrator to enable adaptive mesh refinement on the </text:span><text:span text:style-name="T6">total electric field. <text:s/>See Mode::ZZrefineMesh in fem2D.cpp.</text:span></text:p>
              </text:list-item>
              <text:list-item>
                <text:p><text:span text:style-name="T6">Modify the methodology to solve impedance boundary conditions as </text:span><text:span text:style-name="T6">part of the eigenvalue problem.</text:span></text:p>
                <text:list>
                  <text:list-item>
                    <text:p><text:span text:style-name="T7">This converts the eigenvalue problem from a generalized one to a </text:span><text:span text:style-name="T7">polynomial one.</text:span></text:p>
                  </text:list-item>
                  <text:list-item>
                    <text:p><text:span text:style-name="T7">SLEPc does support polynomial eigenvalue problems, so the </text:span><text:span text:style-name="T7">eigenvalue solver package probably does not need to change.</text:span></text:p>
                  </text:list-item>
                </text:list>
              </text:list-item>
              <text:list-item>
                <text:p><text:span text:style-name="T6">Modify the methodology to eliminate the null space solutions.</text:span></text:p>
                <text:list>
                  <text:list-item>
                    <text:p><text:span text:style-name="T7">This would avoid the issue of having to solve for more modes than </text:span><text:span text:style-name="T7">what is actually needed.</text:span></text:p>
                  </text:list-item>
                  <text:list-item>
                    <text:p><text:span text:style-name="T7">Lee has a later paper that covers this, so needed changes may or may </text:span><text:span text:style-name="T7">not be extensiv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9" draw:display-name="Transparency 29" draw:style="linear" draw:start="10%" draw:end="5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stroke-linejoin="miter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 draw:fill-image-name="Bitmape_20_1" draw:opacity="0%" draw:fill-image-width="0cm" draw:fill-image-height="0cm" draw:shadow-offset-x="0.203cm" draw:shadow-offset-y="0.203cm" draw:shadow-opacity="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000000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000000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000000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000000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fill-color="#999966" draw:opacity="100%" draw:opacity-name="Transparency_20_29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auto-grow-height="false" fo:min-height="13.86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draw:auto-grow-width="true" fo:min-height="1.449cm" fo:min-width="9.176cm"/>
    </style:style>
    <style:style style:name="Mpr8" style:family="presentation" style:parent-style-name="Default_20_1-backgroundobjects">
      <style:graphic-properties svg:stroke-color="#000000" draw:fill="none" draw:textarea-vertical-align="middle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6pt" style:font-size-asian="16pt" style:font-size-complex="16pt"/>
    </style:style>
    <style:style style:name="MP6" style:family="paragraph">
      <style:paragraph-properties fo:text-align="end"/>
      <style:text-properties fo:font-size="11pt" style:font-size-asian="14pt" style:font-size-complex="14pt"/>
    </style:style>
    <style:style style:name="MP7" style:family="paragraph">
      <style:paragraph-properties fo:text-align="center"/>
      <style:text-properties fo:color="#000000"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1pt" style:font-size-asian="13pt" style:font-size-complex="13pt"/>
    </style:style>
    <style:style style:name="MT3" style:family="text">
      <style:text-properties fo:font-size="11pt" style:font-size-asian="14pt" style:font-size-complex="14pt"/>
    </style:style>
    <style:style style:name="MT4" style:family="text">
      <style:text-properties fo:color="#000000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rect draw:style-name="Mgr3" draw:text-style-name="MP3" draw:layer="backgroundobjects" svg:width="28cm" svg:height="21cm" svg:x="0cm" svg:y="0cm">
        <text:p/>
      </draw:rect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5.217cm" svg:x="1.4cm" svg:y="3.55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176cm" svg:height="1.448cm" svg:x="9.426cm" svg:y="19.131cm" presentation:class="footer">
        <draw:text-box>
          <text:p text:style-name="MP4"><text:span text:style-name="MT1"><presentation:footer/></text:span></text:p>
        </draw:text-box>
      </draw:frame>
      <draw:line presentation:style-name="Mpr2" draw:text-style-name="MP3" draw:layer="backgroundobjects" svg:x1="9.144cm" svg:y1="20.32cm" svg:x2="0cm" svg:y2="20.32cm">
        <text:p/>
      </draw:line>
      <draw:line presentation:style-name="Mpr2" draw:text-style-name="MP3" draw:layer="backgroundobjects" svg:x1="28cm" svg:y1="20.32cm" svg:x2="18.856cm" svg:y2="20.32cm">
        <text:p/>
      </draw:line>
      <draw:line presentation:style-name="Mpr2" draw:text-style-name="MP3" draw:layer="backgroundobjects" svg:x1="0cm" svg:y1="2.794cm" svg:x2="28cm" svg:y2="2.794cm">
        <text:p/>
      </draw:line>
      <draw:line presentation:style-name="Mpr2" draw:text-style-name="MP3" draw:layer="backgroundobjects" svg:x1="0.027cm" svg:y1="0.815cm" svg:x2="28.027cm" svg:y2="0.815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rect draw:style-name="Mgr3" draw:text-style-name="MP3" draw:layer="backgroundobjects" svg:width="28cm" svg:height="21cm" svg:x="0cm" svg:y="0cm">
        <text:p/>
      </draw:rect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Mpr5" draw:layer="backgroundobjects" svg:width="25.199cm" svg:height="13.85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9.176cm" svg:height="1.448cm" svg:x="9.425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9.176cm" svg:height="1.448cm" svg:x="9.458cm" svg:y="19.131cm">
        <draw:text-box>
          <text:p text:style-name="MP3"><text:span text:style-name="MT4"/></text:p>
          <text:p text:style-name="MP3"><text:span text:style-name="MT4"/></text:p>
          <text:p text:style-name="MP3"><text:span text:style-name="MT4"/></text:p>
        </draw:text-box>
      </draw:frame>
      <draw:line presentation:style-name="Mpr8" draw:text-style-name="MP3" draw:layer="backgroundobjects" svg:x1="9.144cm" svg:y1="20.32cm" svg:x2="0cm" svg:y2="20.32cm">
        <text:p/>
      </draw:line>
      <draw:line presentation:style-name="Mpr8" draw:text-style-name="MP3" draw:layer="backgroundobjects" svg:x1="28cm" svg:y1="20.32cm" svg:x2="18.856cm" svg:y2="20.32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6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Young</meta:initial-creator>
    <meta:creation-date>2022-07-14T16:26:45</meta:creation-date>
    <meta:editing-duration>PT14H24M43S</meta:editing-duration>
    <meta:editing-cycles>84</meta:editing-cycles>
    <dc:date>2022-08-22T08:45:53</dc:date>
    <dc:creator>Brian Young</dc:creator>
    <meta:generator>OpenOffice/4.1.11$Unix OpenOffice.org_project/4112m1$Build-9809</meta:generator>
    <meta:document-statistic meta:object-count="66"/>
  </office:meta>
</office:document-meta>
</file>